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ed160"/>
    </style:style>
    <style:style style:name="T2" style:family="text">
      <style:text-properties officeooo:rsid="00204c29"/>
    </style:style>
    <style:style style:name="T3" style:family="text">
      <style:text-properties officeooo:rsid="00211d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-</text:span><text:span text:style-name="T3">4602.77</text:span><text:span text:style-name="T1">left boundary</text:span></text:p>
      <text:p text:style-name="Standard">-<text:span text:style-name="T3">4584.08</text:span><text:span text:style-name="T1"> right boundary x</text:span></text:p>
      <text:p text:style-name="Standard"/>
      <text:p text:style-name="Standard"><text:span text:style-name="T2">12364.7</text:span><text:span text:style-name="T3">7</text:span><text:span text:style-name="T1"> <text:s/>up <text:s text:c="2"/></text:span></text:p>
      <text:p text:style-name="Standard"><text:span text:style-name="T2">12355.27</text:span><text:span text:style-name="T1"> down <text:s/>boundary 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8:45:40.288876206</meta:creation-date>
    <dc:date>2024-11-09T19:02:08.030859889</dc:date>
    <meta:editing-duration>PT6M1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2" meta:character-count="86" meta:non-whitespace-character-count="73"/>
  </office:meta>
</office:document-meta>
</file>